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580000001FC3BA3FA040348F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end" style:justify-single-word="false"/>
      <style:text-properties officeooo:paragraph-rsid="0054198c"/>
    </style:style>
    <style:style style:name="P3" style:family="paragraph" style:parent-style-name="Text_20_body">
      <style:paragraph-properties fo:text-align="end" style:justify-single-word="false"/>
      <style:text-properties officeooo:paragraph-rsid="00588719"/>
    </style:style>
    <style:style style:name="P4" style:family="paragraph" style:parent-style-name="Text_20_body">
      <style:paragraph-properties fo:text-align="end" style:justify-single-word="false" fo:break-before="page"/>
      <style:text-properties officeooo:paragraph-rsid="00588719"/>
    </style:style>
    <style:style style:name="P5" style:family="paragraph" style:parent-style-name="Text_20_body">
      <style:text-properties officeooo:rsid="0005a9e8" officeooo:paragraph-rsid="0005a9e8"/>
    </style:style>
    <style:style style:name="P6" style:family="paragraph" style:parent-style-name="Title">
      <style:text-properties officeooo:rsid="0005a9e8" officeooo:paragraph-rsid="0005a9e8"/>
    </style:style>
    <style:style style:name="P7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8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9" style:family="paragraph" style:parent-style-name="Text_20_body">
      <style:paragraph-properties fo:line-height="200%"/>
      <style:text-properties officeooo:rsid="0005a9e8" officeooo:paragraph-rsid="0005a9e8"/>
    </style:style>
    <style:style style:name="P10" style:family="paragraph" style:parent-style-name="Text_20_body">
      <style:text-properties officeooo:rsid="0005a9e8" officeooo:paragraph-rsid="0048b366"/>
    </style:style>
    <style:style style:name="P11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2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2" style:font-size-complex="28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2b2633" officeooo:paragraph-rsid="00588719" style:font-name-asian="Microsoft YaHei" style:font-size-asian="12pt" style:font-weight-asian="normal" style:font-name-complex="Arial2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2b2633" officeooo:paragraph-rsid="0059dd0d" style:font-name-asian="Microsoft YaHei" style:font-size-asian="12pt" style:font-weight-asian="normal" style:font-name-complex="Arial2" style:font-size-complex="12pt" style:font-weight-complex="normal"/>
    </style:style>
    <style:style style:name="P15" style:family="paragraph" style:parent-style-name="Text_20_body">
      <style:paragraph-properties fo:text-align="end" style:justify-single-word="false"/>
      <style:text-properties style:font-name="Liberation Serif" fo:font-size="12pt" fo:font-weight="normal" officeooo:rsid="004a406b" officeooo:paragraph-rsid="0054198c" style:font-name-asian="Microsoft YaHei" style:font-size-asian="12pt" style:font-weight-asian="normal" style:font-name-complex="Arial2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59dd0d" officeooo:paragraph-rsid="0059dd0d" style:font-name-asian="Microsoft YaHei" style:font-size-asian="12pt" style:font-weight-asian="normal" style:font-name-complex="Arial2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style:font-name-asian="Microsoft YaHei" style:font-size-asian="12pt" style:font-name-complex="Arial2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 officeooo:paragraph-rsid="0059dd0d" style:font-name-asian="Microsoft YaHei" style:font-size-asian="12pt" style:font-name-complex="Arial2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officeooo:rsid="0059dd0d" officeooo:paragraph-rsid="0059dd0d" style:font-name-asian="Microsoft YaHei" style:font-size-asian="12pt" style:font-name-complex="Arial2" style:font-size-complex="12pt"/>
    </style:style>
    <style:style style:name="P20" style:family="paragraph" style:parent-style-name="Text_20_body">
      <style:paragraph-properties fo:margin-top="0cm" fo:margin-bottom="0cm" style:contextual-spacing="false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itle">
      <style:text-properties officeooo:rsid="00588719" officeooo:paragraph-rsid="0049dd0e"/>
    </style:style>
    <style:style style:name="P24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text-align="center" style:justify-single-word="false"/>
    </style:style>
    <style:style style:name="P26" style:family="paragraph" style:parent-style-name="Table_20_Contents">
      <style:paragraph-properties fo:text-align="justify" style:justify-single-word="false"/>
      <style:text-properties fo:font-size="11pt" officeooo:paragraph-rsid="0059dd0d" style:font-size-asian="11pt" style:font-size-complex="11pt"/>
    </style:style>
    <style:style style:name="P27" style:family="paragraph" style:parent-style-name="Text_20_body">
      <style:paragraph-properties fo:text-align="justify" style:justify-single-word="false"/>
      <style:text-properties officeooo:rsid="0059dd0d" officeooo:paragraph-rsid="0059dd0d"/>
    </style:style>
    <style:style style:name="P28" style:family="paragraph" style:parent-style-name="Title" style:master-page-name="sin_20_numeracion">
      <style:paragraph-properties fo:text-align="start" style:justify-single-word="false" style:page-number="auto"/>
      <style:text-properties fo:font-size="22pt" officeooo:rsid="004d7fdb" officeooo:paragraph-rsid="004d7fdb" style:font-size-asian="19.25pt" style:font-size-complex="22pt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line-height="200%" fo:text-align="center" style:justify-single-word="false"/>
    </style:style>
    <style:style style:name="P36" style:family="paragraph" style:parent-style-name="Footer">
      <style:paragraph-properties fo:text-align="justify" style:justify-single-word="false"/>
    </style:style>
    <style:style style:name="P37" style:family="paragraph" style:parent-style-name="Heading_20_1" style:list-style-name=""/>
    <style:style style:name="P38" style:family="paragraph" style:parent-style-name="Heading_20_1">
      <style:paragraph-properties fo:text-align="justify" style:justify-single-word="false" fo:break-before="page"/>
    </style:style>
    <style:style style:name="P39" style:family="paragraph" style:parent-style-name="Heading_20_1">
      <style:paragraph-properties fo:text-align="justify" style:justify-single-word="false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 style:master-page-name="Standard">
      <style:paragraph-properties style:page-number="1"/>
      <style:text-properties officeooo:paragraph-rsid="005ad0da"/>
    </style:style>
    <style:style style:name="P42" style:family="paragraph" style:parent-style-name="Heading_20_1">
      <style:text-properties officeooo:paragraph-rsid="005ad0da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paragraph-properties fo:break-before="page"/>
      <style:text-properties officeooo:rsid="005a5807" officeooo:paragraph-rsid="005a5807"/>
    </style:style>
    <style:style style:name="P45" style:family="paragraph" style:parent-style-name="Heading_20_2">
      <style:text-properties officeooo:paragraph-rsid="005a5807"/>
    </style:style>
    <style:style style:name="P46" style:family="paragraph" style:parent-style-name="Heading_20_2">
      <style:paragraph-properties fo:break-before="page"/>
      <style:text-properties officeooo:paragraph-rsid="005a5807"/>
    </style:style>
    <style:style style:name="P47" style:family="paragraph" style:parent-style-name="Heading_20_2">
      <style:paragraph-properties fo:text-align="justify" style:justify-single-word="false"/>
      <style:text-properties officeooo:paragraph-rsid="005a5807"/>
    </style:style>
    <style:style style:name="P48" style:family="paragraph" style:parent-style-name="Heading_20_2">
      <style:paragraph-properties fo:text-align="justify" style:justify-single-word="false" fo:break-before="page"/>
      <style:text-properties officeooo:paragraph-rsid="005a5807"/>
    </style:style>
    <style:style style:name="P49" style:family="paragraph" style:parent-style-name="Heading_20_3">
      <style:text-properties officeooo:paragraph-rsid="005a5807"/>
    </style:style>
    <style:style style:name="P50" style:family="paragraph" style:parent-style-name="Heading_20_3">
      <style:paragraph-properties fo:break-before="page"/>
    </style:style>
    <style:style style:name="P51" style:family="paragraph" style:parent-style-name="Table_20_Contents" style:list-style-name="L2">
      <style:paragraph-properties fo:text-align="justify" style:justify-single-word="false"/>
      <style:text-properties style:font-name="Liberation Serif" fo:font-size="12pt" style:font-name-asian="Microsoft YaHei" style:font-size-asian="12pt" style:font-name-complex="Arial2" style:font-size-complex="12pt"/>
    </style:style>
    <style:style style:name="P52" style:family="paragraph" style:parent-style-name="Table_20_Contents" style:list-style-name="L2">
      <style:paragraph-properties fo:text-align="justify" style:justify-single-word="false"/>
      <style:text-properties style:font-name="Liberation Serif" fo:font-size="12pt" officeooo:paragraph-rsid="00588719" style:font-name-asian="Microsoft YaHei" style:font-size-asian="12pt" style:font-name-complex="Arial2" style:font-size-complex="12pt"/>
    </style:style>
    <style:style style:name="P53" style:family="paragraph" style:parent-style-name="Table_20_Contents" style:list-style-name="L3">
      <style:paragraph-properties fo:text-align="justify" style:justify-single-word="false"/>
    </style:style>
    <style:style style:name="P54" style:family="paragraph" style:parent-style-name="Table_20_Contents" style:list-style-name="L3">
      <style:paragraph-properties fo:text-align="justify" style:justify-single-word="false"/>
      <style:text-properties officeooo:paragraph-rsid="0059dd0d"/>
    </style:style>
    <style:style style:name="P55" style:family="paragraph" style:parent-style-name="Table_20_Contents" style:list-style-name="L4">
      <style:paragraph-properties fo:text-align="justify" style:justify-single-word="false"/>
    </style:style>
    <style:style style:name="P56" style:family="paragraph" style:parent-style-name="Table_20_Contents" style:list-style-name="L5">
      <style:paragraph-properties fo:text-align="justify" style:justify-single-word="false"/>
    </style:style>
    <style:style style:name="P57" style:family="paragraph" style:parent-style-name="Table_20_Contents" style:list-style-name="L6">
      <style:paragraph-properties fo:text-align="justify" style:justify-single-word="false"/>
      <style:text-properties officeooo:paragraph-rsid="0059dd0d"/>
    </style:style>
    <style:style style:name="P58" style:family="paragraph" style:parent-style-name="Table_20_Contents" style:list-style-name="L7">
      <style:paragraph-properties fo:text-align="justify" style:justify-single-word="false"/>
      <style:text-properties officeooo:paragraph-rsid="0059dd0d"/>
    </style:style>
    <style:style style:name="P59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60" style:family="paragraph" style:parent-style-name="Text_20_body">
      <style:text-properties officeooo:rsid="0005a9e8" officeooo:paragraph-rsid="0005a9e8"/>
    </style:style>
    <style:style style:name="P61" style:family="paragraph" style:parent-style-name="Text_20_body">
      <style:text-properties officeooo:rsid="0005a9e8" officeooo:paragraph-rsid="005a5807"/>
    </style:style>
    <style:style style:name="P62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officeooo:rsid="004e023a" officeooo:paragraph-rsid="005a5807"/>
    </style:style>
    <style:style style:name="P63" style:family="paragraph" style:parent-style-name="Text_20_body">
      <style:paragraph-properties fo:text-align="end" style:justify-single-word="false"/>
      <style:text-properties officeooo:paragraph-rsid="005a5807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3cm" style:contextual-spacing="false" fo:line-height="115%" fo:text-align="justify" style:justify-single-word="false" fo:text-indent="1cm" style:auto-text-indent="false" fo:background-color="transparent"/>
      <style:text-properties officeooo:paragraph-rsid="005a5807"/>
    </style:style>
    <style:style style:name="P65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2b2633" officeooo:paragraph-rsid="005a5807" style:font-name-asian="Microsoft YaHei" style:font-size-asian="12pt" style:font-weight-asian="normal" style:font-name-complex="Arial2" style:font-size-complex="12pt" style:font-weight-complex="normal"/>
    </style:style>
    <style:style style:name="P66" style:family="paragraph" style:parent-style-name="Text_20_body" style:list-style-name="L1">
      <style:paragraph-properties fo:text-align="justify" style:justify-single-word="false"/>
      <style:text-properties style:font-name="Liberation Serif" fo:font-size="12pt" fo:font-weight="normal" officeooo:rsid="004a406b" officeooo:paragraph-rsid="004e023a" style:font-name-asian="Microsoft YaHei" style:font-size-asian="12pt" style:font-weight-asian="normal" style:font-name-complex="Arial2" style:font-size-complex="12pt" style:font-weight-complex="normal"/>
    </style:style>
    <style:style style:name="P67" style:family="paragraph" style:parent-style-name="Text_20_body">
      <style:paragraph-properties fo:text-align="end" style:justify-single-word="false"/>
      <style:text-properties officeooo:rsid="005a5807" officeooo:paragraph-rsid="005a5807"/>
    </style:style>
    <style:style style:name="P68" style:family="paragraph" style:parent-style-name="Text_20_body">
      <style:paragraph-properties fo:text-align="end" style:justify-single-word="false" fo:break-before="page"/>
      <style:text-properties officeooo:rsid="005a5807" officeooo:paragraph-rsid="005a5807"/>
    </style:style>
    <style:style style:name="T1" style:family="text">
      <style:text-properties style:font-name="Liberation Sans" fo:font-weight="bold" style:font-name-asian="Microsoft YaHei" style:font-weight-asian="bold" style:font-name-complex="Arial2" style:font-weight-complex="bold"/>
    </style:style>
    <style:style style:name="T2" style:family="text">
      <style:text-properties style:font-name="Liberation Sans" fo:font-size="18pt" fo:font-weight="bold" style:font-name-asian="Microsoft YaHei" style:font-size-asian="18pt" style:font-weight-asian="bold" style:font-name-complex="Arial2" style:font-size-complex="18pt" style:font-weight-complex="bold"/>
    </style:style>
    <style:style style:name="T3" style:family="text">
      <style:text-properties officeooo:rsid="0058871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59dd0d"/>
    </style:style>
    <style:style style:name="T6" style:family="text">
      <style:text-properties officeooo:rsid="005a580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gen"/>
      </text:sequence-decls>
      <text:p text:style-name="P28">CIFP C<text:span text:style-name="T1">ésar Manrique.</text:span></text:p>
      <text:p text:style-name="P20">Desarrollo de aplicaciones web.</text:p>
      <text:p text:style-name="P20">2º semipresencial.</text:p>
      <text:p text:style-name="P20">Profesora: Yaiza <text:span text:style-name="T6">Guanche</text:span></text:p>
      <text:p text:style-name="P20"><text:bookmark-start text:name="Materia"/>Diseño de interfaces web.<text:bookmark-end text:name="Materia"/></text:p>
      <text:p text:style-name="P6"/>
      <text:p text:style-name="P6"/>
      <text:p text:style-name="P6"/>
      <text:p text:style-name="P5"/>
      <text:p text:style-name="P12"/>
      <text:p text:style-name="P5"/>
      <text:p text:style-name="P23"><text:bookmark-start text:name="Nombre"/><text:span text:style-name="T6">Proyecto “La Miga Bakery” y guía de estilo.</text:span><text:bookmark-end text:name="Nombre"/></text:p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61"/>
      <text:p text:style-name="P62"><text:bookmark-start text:name="autor"/><text:reference-mark-start text:name="autor1"/>Eduardo Guerra Rodríguez<text:bookmark-end text:name="autor"/><text:reference-mark-end text:name="autor1"/></text:p>
      <text:p text:style-name="P62"><text:bookmark-start text:name="autor Copia 1"/><text:reference-mark-start text:name="autor2"/>Miguel Jesús Ramírez Morales<text:bookmark-end text:name="autor Copia 1"/><text:reference-mark-end text:name="autor2"/></text:p>
      <text:p text:style-name="P62"><text:bookmark-start text:name="autor Copia 2"/><text:reference-mark-start text:name="autor3"/><text:span text:style-name="T6">Ju</text:span>an Carlos Francisco Me<text:span text:style-name="T6">sa</text:span><text:bookmark-end text:name="autor Copia 2"/><text:reference-mark-end text:name="autor3"/></text:p>
      <text:p text:style-name="P7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8"/>
      <text:p text:style-name="P8"/>
      <text:p text:style-name="P8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1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5">Índice</text:p>
          </text:index-title>
          <text:p text:style-name="P24"><text:a xlink:type="simple" xlink:href="#__RefHeading___Toc1481_2677961414" text:style-name="Index_20_Link" text:visited-style-name="Index_20_Link">1. Realizar una clasificación de todos los elementos de los que vaya a constar nuestra interfaz web<text:tab/>1</text:a></text:p>
          <text:p text:style-name="P24"><text:a xlink:type="simple" xlink:href="#__RefHeading___Toc1483_2677961414" text:style-name="Index_20_Link" text:visited-style-name="Index_20_Link">1.1 Identificación.<text:tab/>1</text:a></text:p>
          <text:p text:style-name="P32"><text:a xlink:type="simple" xlink:href="#__RefHeading___Toc431_2677961414" text:style-name="Index_20_Link" text:visited-style-name="Index_20_Link">1.2 Navegación.<text:tab/>2</text:a></text:p>
          <text:p text:style-name="P32"><text:a xlink:type="simple" xlink:href="#__RefHeading___Toc433_2677961414" text:style-name="Index_20_Link" text:visited-style-name="Index_20_Link">1.3 Contenido.<text:tab/>3</text:a></text:p>
          <text:p text:style-name="P32"><text:a xlink:type="simple" xlink:href="#__RefHeading___Toc435_2677961414" text:style-name="Index_20_Link" text:visited-style-name="Index_20_Link">1.4 Interacción.<text:tab/>4</text:a></text:p>
          <text:p text:style-name="P32"><text:a xlink:type="simple" xlink:href="#__RefHeading___Toc437_2677961414" text:style-name="Index_20_Link" text:visited-style-name="Index_20_Link">1.5 Indica cuál es el tipo de estructura de navegación más adecuado y explica el motivo. Lineal, reticular, jerárquica, lineal - jerárquica.<text:tab/>5</text:a></text:p>
          <text:p text:style-name="P24"><text:a xlink:type="simple" xlink:href="#__RefHeading___Toc439_2677961414" text:style-name="Index_20_Link" text:visited-style-name="Index_20_Link">2. Elabora una guía de estilo indicando toda la información que consideres relevante al diseño de la web, que servirá como base y consulta para el equipo de desarrollo de la misma. En la guía de estilo debe figurar:<text:tab/>6</text:a></text:p>
          <text:p text:style-name="P32"><text:a xlink:type="simple" xlink:href="#__RefHeading___Toc441_2677961414" text:style-name="Index_20_Link" text:visited-style-name="Index_20_Link">2.1 Fotos y logos: tamaño y formato del conjunto de imágenes que pondríamos en la web (ej: tamaño de fotos de servicios o productos que ofrece la web, tamaño de foto de ubicación, tamaño de fotos en slider de animación,...) serán tamaño aproximados.<text:tab/>6</text:a></text:p>
          <text:p text:style-name="P32"><text:a xlink:type="simple" xlink:href="#__RefHeading___Toc443_2677961414" text:style-name="Index_20_Link" text:visited-style-name="Index_20_Link">2.2 Tipografía: tipo, tamaño, aspecto fuente (negrita, cursiva,...). Detallamos la distinta tipografía para elementos de interacción (ej cambiar idioma, buscar...), elementos de navegación (items del menú), texto de información de contenidos,...<text:tab/>7</text:a></text:p>
          <text:p text:style-name="P32"><text:a xlink:type="simple" xlink:href="#__RefHeading___Toc445_2677961414" text:style-name="Index_20_Link" text:visited-style-name="Index_20_Link">2.3 Colores: fuente, fondo. Detallamos los colores de fuente y fondo en elementos de interacción, navegación, información de productos o servicios, información de contacto,...El color de fondo de la web, color de zonas de fondo como encabezado, pie,...distintas áreas.<text:tab/>8</text:a></text:p>
          <text:p text:style-name="P32"><text:a xlink:type="simple" xlink:href="#__RefHeading___Toc447_2677961414" text:style-name="Index_20_Link" text:visited-style-name="Index_20_Link">2.4 Iconografía: especificar si vamos a poner iconos y una breve descripción y significado del icono.<text:tab/>9</text:a></text:p>
          <text:p text:style-name="P32"><text:a xlink:type="simple" xlink:href="#__RefHeading___Toc449_2677961414" text:style-name="Index_20_Link" text:visited-style-name="Index_20_Link">2.5 Estructuras: diseñamos al menos dos bocetos:<text:tab/>10</text:a></text:p>
          <text:p text:style-name="P34"><text:a xlink:type="simple" xlink:href="#__RefHeading___Toc451_2677961414" text:style-name="Index_20_Link" text:visited-style-name="Index_20_Link"><text:soft-page-break/>2.5.1 Boceto 1: será el boceto de la página principal y por ejemplo de página de contacto y mapa de sitio,...o como consideren.<text:tab/>10</text:a></text:p>
          <text:p text:style-name="P34"><text:a xlink:type="simple" xlink:href="#__RefHeading___Toc453_2677961414" text:style-name="Index_20_Link" text:visited-style-name="Index_20_Link">2.5.2 Boceto 2: será el boceto que se aplica al elegir cada uno de los items del menú. (secciones)<text:tab/>11</text:a></text:p>
        </text:index-body>
      </text:table-of-content>
      <text:p text:style-name="P9"/>
      <text:p text:style-name="P5"/>
      <text:p text:style-name="P5"/>
      <text:p text:style-name="P5"/>
      <text:p text:style-name="P5"/>
      <text:p text:style-name="P5"><text:line-break/></text:p>
      <text:h text:style-name="P41" text:outline-level="1"><text:bookmark-start text:name="__RefHeading___Toc1481_2677961414"/>Realizar una clasificación de todos los elementos de los que vaya a constar nuestra interfaz web <text:line-break/><text:bookmark-end text:name="__RefHeading___Toc1481_2677961414"/></text:h>
      <text:h text:style-name="P42" text:outline-level="1" text:is-list-header="true"><text:bookmark-start text:name="__RefHeading___Toc1483_2677961414"/><text:span text:style-name="T6">1.1<text:tab/>Identificación.<text:line-break/></text:span><text:bookmark-end text:name="__RefHeading___Toc1483_2677961414"/></text:h>
      <text:p text:style-name="P65"/>
      <text:p text:style-name="P67"><text:a xlink:type="simple" xlink:href="#Índice" text:style-name="Internet_20_link" text:visited-style-name="Visited_20_Internet_20_Link">Volver al índice</text:a></text:p>
      <text:p text:style-name="P68"/>
      <text:h text:style-name="P45" text:outline-level="2"><text:bookmark-start text:name="__RefHeading___Toc431_2677961414"/><text:span text:style-name="T6">1.2<text:tab/></text:span>Navegación.<text:line-break/><text:bookmark-end text:name="__RefHeading___Toc431_2677961414"/></text:h>
      <text:p text:style-name="P65"/>
      <text:p text:style-name="P63"><text:a xlink:type="simple" xlink:href="#Índice" text:style-name="Internet_20_link" text:visited-style-name="Visited_20_Internet_20_Link">Volver al índice</text:a></text:p>
      <text:p text:style-name="P64"/>
      <text:h text:style-name="P44" text:outline-level="2"><text:bookmark-start text:name="__RefHeading___Toc433_2677961414"/>1.3<text:tab/>Contenido.<text:line-break/><text:bookmark-end text:name="__RefHeading___Toc433_2677961414"/></text:h>
      <text:p text:style-name="P65"/>
      <text:p text:style-name="P67"><text:a xlink:type="simple" xlink:href="#Índice" text:style-name="Internet_20_link" text:visited-style-name="Visited_20_Internet_20_Link">Volver al índice</text:a></text:p>
      <text:p text:style-name="P64"/>
      <text:h text:style-name="P46" text:outline-level="2"><text:bookmark-start text:name="__RefHeading___Toc435_2677961414"/><text:span text:style-name="T6">1.4<text:tab/></text:span>Interacción.<text:line-break/><text:bookmark-end text:name="__RefHeading___Toc435_2677961414"/></text:h>
      <text:p text:style-name="P65"/>
      <text:p text:style-name="P63"><text:a xlink:type="simple" xlink:href="#Índice" text:style-name="Internet_20_link" text:visited-style-name="Visited_20_Internet_20_Link">Volver al índice</text:a></text:p>
      <text:p text:style-name="P64"/>
      <text:h text:style-name="P46" text:outline-level="2"><text:bookmark-start text:name="__RefHeading___Toc437_2677961414"/><text:span text:style-name="T6">1.5<text:tab/></text:span>Indica cuál es el tipo de estructura de navegación más adecuado y explica el motivo. Lineal, reticular, jerárquica, lineal - jerárquica.<text:line-break/><text:bookmark-end text:name="__RefHeading___Toc437_2677961414"/></text:h>
      <text:p text:style-name="P65"/>
      <text:p text:style-name="P63"><text:a xlink:type="simple" xlink:href="#Índice" text:style-name="Internet_20_link" text:visited-style-name="Visited_20_Internet_20_Link">Volver al índice</text:a></text:p>
      <text:h text:style-name="P37" text:outline-level="1"/>
      <text:h text:style-name="P38" text:outline-level="1"><text:bookmark-start text:name="__RefHeading___Toc439_2677961414"/>Elabora una guía de estilo indicando toda la información que consideres relevante al diseño de la web, que servirá como base y consulta para el equipo de desarrollo de la misma. En la guía de estilo debe figurar:<text:bookmark-end text:name="__RefHeading___Toc439_2677961414"/></text:h>
      <text:h text:style-name="P47" text:outline-level="2"><text:bookmark-start text:name="__RefHeading___Toc441_2677961414"/><text:span text:style-name="T6">2.1<text:tab/></text:span>Fotos y logos: tamaño y formato del conjunto de imágenes que pondríamos en la web (ej: tamaño de fotos de servicios o productos que ofrece la web, tamaño de foto de ubicación, tamaño de fotos en slider de animación,...) serán tamaño aproximados.<text:line-break/><text:bookmark-end text:name="__RefHeading___Toc441_2677961414"/></text:h>
      <text:p text:style-name="P65"/>
      <text:p text:style-name="P63"><text:a xlink:type="simple" xlink:href="#Índice" text:style-name="Internet_20_link" text:visited-style-name="Visited_20_Internet_20_Link">Volver al índice</text:a></text:p>
      <text:h text:style-name="P47" text:outline-level="2"/>
      <text:h text:style-name="P48" text:outline-level="2"><text:bookmark-start text:name="__RefHeading___Toc443_2677961414"/><text:span text:style-name="T6">2.2<text:tab/></text:span>Tipografía: tipo, tamaño, aspecto fuente (negrita, cursiva,...). Detallamos la distinta tipografía para elementos de interacción (ej cambiar idioma, buscar...), elementos de navegación (items del menú), texto de información de contenidos,...<text:line-break/><text:bookmark-end text:name="__RefHeading___Toc443_2677961414"/></text:h>
      <text:p text:style-name="P65"/>
      <text:p text:style-name="P63"><text:a xlink:type="simple" xlink:href="#Índice" text:style-name="Internet_20_link" text:visited-style-name="Visited_20_Internet_20_Link">Volver al índice</text:a></text:p>
      <text:p text:style-name="P64"/>
      <text:h text:style-name="P46" text:outline-level="2"><text:bookmark-start text:name="__RefHeading___Toc445_2677961414"/><text:span text:style-name="T6">2.3<text:tab/></text:span>Colores: fuente, fondo. Detallamos los colores de fuente y fondo en elementos de interacción, navegación, información de productos o servicios, información de contacto,...El color de fondo de la web, color de zonas de fondo como encabezado, pie,...distintas áreas. <text:line-break/><text:bookmark-end text:name="__RefHeading___Toc445_2677961414"/></text:h>
      <text:p text:style-name="P65"/>
      <text:p text:style-name="P63"><text:a xlink:type="simple" xlink:href="#Índice" text:style-name="Internet_20_link" text:visited-style-name="Visited_20_Internet_20_Link">Volver al índice</text:a></text:p>
      <text:h text:style-name="Heading_20_2" text:outline-level="2"/>
      <text:h text:style-name="P46" text:outline-level="2"><text:bookmark-start text:name="__RefHeading___Toc447_2677961414"/><text:span text:style-name="T6">2.4<text:tab/></text:span>Iconografía: especificar si vamos a poner iconos y una breve descripción y significado del icono.<text:line-break/><text:bookmark-end text:name="__RefHeading___Toc447_2677961414"/></text:h>
      <text:p text:style-name="P65"/>
      <text:p text:style-name="P63"><text:a xlink:type="simple" xlink:href="#Índice" text:style-name="Internet_20_link" text:visited-style-name="Visited_20_Internet_20_Link">Volver al índice</text:a></text:p>
      <text:p text:style-name="P64"/>
      <text:h text:style-name="P43" text:outline-level="2"><text:bookmark-start text:name="__RefHeading___Toc449_2677961414"/><text:span text:style-name="T6">2.5<text:tab/></text:span>Estructuras: diseñamos al menos dos bocetos:<text:bookmark-end text:name="__RefHeading___Toc449_2677961414"/></text:h>
      <text:h text:style-name="P49" text:outline-level="3" text:is-list-header="true"><text:bookmark-start text:name="__RefHeading___Toc451_2677961414"/><text:span text:style-name="T6">2.5.1<text:tab/></text:span>Boceto 1: será el boceto de la página principal y por ejemplo de página de contacto y mapa de sitio,...o como consideren.<text:line-break/><text:bookmark-end text:name="__RefHeading___Toc451_2677961414"/></text:h>
      <text:p text:style-name="P65"/>
      <text:p text:style-name="P63"><text:a xlink:type="simple" xlink:href="#Índice" text:style-name="Internet_20_link" text:visited-style-name="Visited_20_Internet_20_Link">Volver al índice</text:a></text:p>
      <text:p text:style-name="P64"/>
      <text:h text:style-name="P50" text:outline-level="3" text:is-list-header="true"><text:bookmark-start text:name="__RefHeading___Toc453_2677961414"/><text:span text:style-name="T6">2.5.2<text:tab/></text:span>Boceto 2: será el boceto que se aplica al elegir cada uno de los items del menú. (secciones)<text:line-break/><text:bookmark-end text:name="__RefHeading___Toc453_2677961414"/></text:h>
      <text:p text:style-name="P13"/>
      <text:p text:style-name="P3"><text:a xlink:type="simple" xlink:href="#Índice" text:style-name="Internet_20_link" text:visited-style-name="Visited_20_Internet_20_Link">Volver al índice</text:a></text:p>
      <text:list text:style-name="L1">
        <text:list-header>
          <text:p text:style-name="P66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justify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49dd0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magen" style:family="paragraph" style:parent-style-name="Caption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size="14pt" style:font-size-asian="14pt" style:font-size-complex="14pt"/>
    </style:style>
    <style:style style:name="ListLabel_20_11" style:display-name="ListLabel 11" style:family="text">
      <style:text-properties fo:font-size="14pt" style:font-size-asian="14pt" style:font-size-complex="14pt"/>
    </style:style>
    <style:style style:name="ListLabel_20_12" style:display-name="ListLabel 12" style:family="text">
      <style:text-properties fo:font-size="14pt" style:font-size-asian="14pt" style:font-size-complex="14pt"/>
    </style:style>
    <style:style style:name="ListLabel_20_13" style:display-name="ListLabel 13" style:family="text">
      <style:text-properties fo:font-size="14pt" style:font-size-asian="14pt" style:font-size-complex="14pt"/>
    </style:style>
    <style:style style:name="ListLabel_20_14" style:display-name="ListLabel 14" style:family="text">
      <style:text-properties fo:font-size="14pt" style:font-size-asian="14pt" style:font-size-complex="14pt"/>
    </style:style>
    <style:style style:name="ListLabel_20_15" style:display-name="ListLabel 15" style:family="text">
      <style:text-properties fo:font-size="14pt" style:font-size-asian="14pt" style:font-size-complex="14pt"/>
    </style:style>
    <style:style style:name="ListLabel_20_16" style:display-name="ListLabel 16" style:family="text">
      <style:text-properties fo:font-size="14pt" style:font-size-asian="14pt" style:font-size-complex="14pt"/>
    </style:style>
    <style:style style:name="ListLabel_20_17" style:display-name="ListLabel 17" style:family="text">
      <style:text-properties fo:font-size="14pt" style:font-size-asian="14pt" style:font-size-complex="14pt"/>
    </style:style>
    <style:style style:name="ListLabel_20_18" style:display-name="ListLabel 18" style:family="text">
      <style:text-properties fo:font-size="14pt" style:font-size-asian="14pt" style:font-size-complex="14pt"/>
    </style:style>
    <style:style style:name="ListLabel_20_1" style:display-name="ListLabel 1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fo:font-size="14pt" style:font-size-asian="14pt" style:font-size-complex="14pt"/>
    </style:style>
    <style:style style:name="ListLabel_20_7" style:display-name="ListLabel 7" style:family="text">
      <style:text-properties fo:font-size="14pt" style:font-size-asian="14pt" style:font-size-complex="14pt"/>
    </style:style>
    <style:style style:name="ListLabel_20_8" style:display-name="ListLabel 8" style:family="text">
      <style:text-properties fo:font-size="14pt" style:font-size-asian="14pt" style:font-size-complex="14pt"/>
    </style:style>
    <style:style style:name="ListLabel_20_9" style:display-name="ListLabel 9" style:family="text">
      <style:text-properties fo:font-size="14pt" style:font-size-asian="14pt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Proyecto “La Miga Bakery” y guía de estilo.</text:bookmark-ref></text:p>
        <text:p text:style-name="MP1"/>
        <text:p text:style-name="MP1"/>
      </style:header>
      <style:footer>
        <text:p text:style-name="MP2"><text:reference-ref text:reference-format="text" text:ref-name="autor1">Eduardo Guerra Rodríguez</text:reference-ref></text:p>
        <text:p text:style-name="MP2"><text:reference-ref text:reference-format="text" text:ref-name="autor2">Miguel Jesús Ramírez Morales</text:reference-ref><text:tab/><text:tab/><text:page-number text:select-page="current">11</text:page-number></text:p>
        <text:p text:style-name="MP2"><text:reference-ref text:reference-format="text" text:ref-name="autor3">Juan Carlos Francisco Mesa</text:reference-ref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09:07:37.151000000</meta:creation-date>
    <meta:editing-duration>P1DT15H19M48S</meta:editing-duration>
    <meta:editing-cycles>18</meta:editing-cycles>
    <meta:generator>LibreOffice/7.5.9.2$Linux_X86_64 LibreOffice_project/50$Build-2</meta:generator>
    <dc:title>informes Cesar Manrique1</dc:title>
    <dc:date>2024-02-21T16:11:31.325243028</dc:date>
    <meta:document-statistic meta:table-count="0" meta:image-count="1" meta:object-count="0" meta:page-count="15" meta:paragraph-count="56" meta:word-count="667" meta:character-count="4156" meta:non-whitespace-character-count="3528"/>
    <meta:template xlink:type="simple" xlink:actuate="onRequest" xlink:title="informes Cesar Manrique1" xlink:href="../../../../../../../Users/juancfm/AppData/Roaming/LibreOffice/4/user/template/informes%20Cesar%20Manrique1.ott" meta:date="2023-12-29T09:07:37.071000000"/>
  </office:meta>
</office:document-meta>
</file>